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c64d6" officeooo:paragraph-rsid="000c64d6"/>
    </style:style>
    <style:style style:name="P2" style:family="paragraph" style:parent-style-name="Text_20_body">
      <style:text-properties officeooo:rsid="000c6cb4" officeooo:paragraph-rsid="000c6cb4"/>
    </style:style>
    <style:style style:name="P3" style:family="paragraph" style:parent-style-name="Title">
      <style:text-properties officeooo:rsid="000c6cb4" officeooo:paragraph-rsid="000c6cb4"/>
    </style:style>
    <style:style style:name="P4" style:family="paragraph" style:parent-style-name="Heading_20_1">
      <style:text-properties officeooo:rsid="000c6cb4" officeooo:paragraph-rsid="000c6cb4"/>
    </style:style>
    <style:style style:name="P5" style:family="paragraph" style:parent-style-name="Heading_20_1">
      <style:text-properties officeooo:rsid="000dc146" officeooo:paragraph-rsid="000dc146"/>
    </style:style>
    <style:style style:name="P6" style:family="paragraph" style:parent-style-name="Text_20_body" style:list-style-name="L1">
      <style:text-properties officeooo:rsid="000c6cb4" officeooo:paragraph-rsid="000c6cb4"/>
    </style:style>
    <style:style style:name="P7" style:family="paragraph" style:parent-style-name="Text_20_body" style:list-style-name="L3">
      <style:text-properties officeooo:rsid="000c6cb4" officeooo:paragraph-rsid="000c6cb4"/>
    </style:style>
    <style:style style:name="P8" style:family="paragraph" style:parent-style-name="Text_20_body" style:list-style-name="L2">
      <style:text-properties officeooo:rsid="000c64d6" officeooo:paragraph-rsid="000c64d6"/>
    </style:style>
    <style:style style:name="P9" style:family="paragraph" style:parent-style-name="Text_20_body" style:list-style-name="L3">
      <style:text-properties officeooo:rsid="000c8d71" officeooo:paragraph-rsid="000c8d71"/>
    </style:style>
    <style:style style:name="P10" style:family="paragraph" style:parent-style-name="Text_20_body">
      <style:text-properties officeooo:rsid="000dc146" officeooo:paragraph-rsid="000dc146"/>
    </style:style>
    <style:style style:name="P11" style:family="paragraph" style:parent-style-name="Text_20_body" style:list-style-name="L4">
      <style:text-properties officeooo:rsid="000dc146" officeooo:paragraph-rsid="000dc146"/>
    </style:style>
    <style:style style:name="P12" style:family="paragraph" style:parent-style-name="Text_20_body" style:list-style-name="L4">
      <style:text-properties officeooo:paragraph-rsid="000dc146"/>
    </style:style>
    <style:style style:name="P13" style:family="paragraph" style:parent-style-name="Text_20_body" style:list-style-name="L4">
      <style:text-properties officeooo:rsid="000e706c" officeooo:paragraph-rsid="000e706c"/>
    </style:style>
    <style:style style:name="T1" style:family="text">
      <style:text-properties officeooo:rsid="000c6cb4"/>
    </style:style>
    <style:style style:name="T2" style:family="text">
      <style:text-properties style:text-position="super 58%"/>
    </style:style>
    <style:style style:name="T3" style:family="text">
      <style:text-properties officeooo:rsid="000dc14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OG File</text:p>
      <text:p text:style-name="Text_20_body">31<text:span text:style-name="T2">st </text:span>December 2022</text:p>
      <text:h text:style-name="P4" text:outline-level="1">Install Ubuntu</text:h>
      <text:list xml:id="list2134887910" text:style-name="L1">
        <text:list-item>
          <text:p text:style-name="P6">Parition the C drive in Windows System. </text:p>
          <text:list>
            <text:list-item>
              <text:p text:style-name="P6">Issue: Since windows C drive has data at the last part of the drive section, disk management tool wasn’t able to make the continuous segment from the end which had sufficient space.</text:p>
            </text:list-item>
            <text:list-item>
              <text:p text:style-name="P6">Use third party software to do the partition</text:p>
            </text:list-item>
          </text:list>
        </text:list-item>
        <text:list-item>
          <text:p text:style-name="P6">Install Ubuntu Jammy (22.04.01)</text:p>
        </text:list-item>
      </text:list>
      <text:p text:style-name="P2">2<text:span text:style-name="T2">nd</text:span> January 2023</text:p>
      <text:h text:style-name="P4" text:outline-level="1">Install ROS</text:h>
      <text:list xml:id="list1129608172" text:style-name="L2">
        <text:list-item>
          <text:p text:style-name="P8">ROS Neotic is not intented to work on Ubuntu Jammy. <text:span text:style-name="T1">Only ROS 2 can be used on Jammy. But e-puck2 requires ROS Neotic as the documentation is tailored for ROS 1.</text:span></text:p>
        </text:list-item>
      </text:list>
      <text:p text:style-name="P1"/>
      <text:p text:style-name="P2">3<text:span text:style-name="T2">rd</text:span> January 2023</text:p>
      <text:list xml:id="list3522245781" text:style-name="L3">
        <text:list-item>
          <text:p text:style-name="P7">Install Ubuntu Focal (20.04.05)</text:p>
          <text:list>
            <text:list-item>
              <text:p text:style-name="P9">Wrong Action: Deleted ubuntu by deleting the volume in disk management tool. The Ubuntu entry in Boot record persisted &amp; caused issue while reinstalling</text:p>
            </text:list-item>
            <text:list-item>
              <text:p text:style-name="P9">Error: OS signature present – while booting from live USB<text:line-break/>Fix: Turn off secure boot</text:p>
            </text:list-item>
          </text:list>
        </text:list-item>
        <text:list-item>
          <text:p text:style-name="P9">Run Eclipse</text:p>
          <text:list>
            <text:list-item>
              <text:p text:style-name="P9">Issue: The new volume was mounted as read only. </text:p>
              <text:list>
                <text:list-item>
                  <text:p text:style-name="P9">Fix: Re mounted as read write.</text:p>
                </text:list-item>
              </text:list>
            </text:list-item>
            <text:list-item>
              <text:p text:style-name="P9">Issue: File system doesn’t exist. </text:p>
              <text:list>
                <text:list-item>
                  <text:p text:style-name="P9">Solution: Search dropped halfway as alternate option was available</text:p>
                </text:list-item>
                <text:list-item>
                  <text:p text:style-name="P9">Alternate option: Clone the repo into the ‘Documents’ folder which is in root partition</text:p>
                </text:list-item>
              </text:list>
            </text:list-item>
          </text:list>
        </text:list-item>
        <text:list-item>
          <text:p text:style-name="P9">Install ROS <text:span text:style-name="T3">(noetic)</text:span></text:p>
        </text:list-item>
      </text:list>
      <text:h text:style-name="P5" text:outline-level="1">Setup ROS Node for SLAM</text:h>
      <text:p text:style-name="P10">4<text:span text:style-name="T2">th</text:span> January 2023</text:p>
      <text:list xml:id="list2039930668" text:style-name="L4">
        <text:list-item>
          <text:p text:style-name="P12"><text:soft-page-break/><text:span text:style-name="T3">Setup the ROS Node for SLAM</text:span></text:p>
          <text:list>
            <text:list-item>
              <text:p text:style-name="P11">The documentation is for ROS kinetic. Change the package names also to account for noetic (ROS version).</text:p>
            </text:list-item>
            <text:list-item>
              <text:p text:style-name="P13">Use CPP packages with bluetooth communication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3T01:28:49.414044136</meta:creation-date>
    <dc:date>2023-01-05T00:21:05.789141770</dc:date>
    <meta:editing-duration>PT17M41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26" meta:word-count="242" meta:character-count="1334" meta:non-whitespace-character-count="1132"/>
  </office:meta>
</office:document-meta>
</file>